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Description.fromInst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Description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getContex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DDescription.getGramma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setLocationHints( String [ ] location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DDescription.setTriggeringComponent( QName triggering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make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DDescription.equals( Object desc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DDescription.setTargetNamespace( String targe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DDescription.getTriggering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setEnclosingElementName( QName enclosed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getEnclosing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setContextType( short contex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getLocation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Description.setAttributes( XML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